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0f48a0" officeooo:paragraph-rsid="000f48a0"/>
    </style:style>
    <style:style style:name="P2" style:family="paragraph" style:parent-style-name="Standard">
      <style:paragraph-properties fo:text-align="center" style:justify-single-word="false"/>
      <style:text-properties fo:font-size="16pt" officeooo:rsid="000f48a0" officeooo:paragraph-rsid="000f48a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f48a0" officeooo:paragraph-rsid="000f48a0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fad44" officeooo:paragraph-rsid="000fad44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fad44" officeooo:paragraph-rsid="00128224"/>
    </style:style>
    <style:style style:name="P6" style:family="paragraph" style:parent-style-name="Standard" style:list-style-name="">
      <style:paragraph-properties fo:text-align="start" style:justify-single-word="false"/>
      <style:text-properties officeooo:rsid="000fad44" officeooo:paragraph-rsid="000fad44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fbfb1" officeooo:paragraph-rsid="000fbfb1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fbfb1" officeooo:paragraph-rsid="00128224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28224" officeooo:paragraph-rsid="00128224"/>
    </style:style>
    <style:style style:name="P10" style:family="paragraph" style:parent-style-name="Standard" style:list-style-name="L2">
      <style:paragraph-properties fo:text-align="start" style:justify-single-word="false" fo:break-before="page"/>
      <style:text-properties officeooo:rsid="000fad44" officeooo:paragraph-rsid="000fad44"/>
    </style:style>
    <style:style style:name="T1" style:family="text">
      <style:text-properties officeooo:rsid="000fad4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224" style:font-style-asian="normal" style:font-style-complex="normal"/>
    </style:style>
    <style:style style:name="T5" style:family="text">
      <style:text-properties fo:font-style="normal" officeooo:rsid="000fbfb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 Proposal for UWB RF Digitization and RFI Excision</text:p>
      <text:p text:style-name="P2">Initial Planning Meeting</text:p>
      <text:p text:style-name="P2">2018-09-13</text:p>
      <text:p text:style-name="P3"/>
      <text:list xml:id="list2909148983" text:style-name="L2">
        <text:list-item>
          <text:p text:style-name="P1">ATI Overview</text:p>
          <text:list>
            <text:list-item>
              <text:p text:style-name="P4">Due Nov 15 @ 17:00 local time</text:p>
            </text:list-item>
            <text:list-item>
              <text:p text:style-name="P4">Total budget is $8M for ~10 projects</text:p>
              <text:list>
                <text:list-item>
                  <text:p text:style-name="P4">Aim for $800k total budget</text:p>
                </text:list-item>
                <text:list-item>
                  <text:p text:style-name="P4">Should include travel funds to annual NSF PI meeting</text:p>
                </text:list-item>
              </text:list>
            </text:list-item>
            <text:list-item>
              <text:p text:style-name="P1">Supports innovative/transformative technologies</text:p>
            </text:list-item>
            <text:list-item>
              <text:p text:style-name="P1">Enables new observations and science</text:p>
            </text:list-item>
            <text:list-item>
              <text:p text:style-name="P1">Encourages publically accessible technologies and data</text:p>
            </text:list-item>
            <text:list-item>
              <text:p text:style-name="P1">Supports long-duration efforts</text:p>
            </text:list-item>
            <text:list-item>
              <text:p text:style-name="P7">Specifically mentions “methods for observing at wavelengths where there is heavy terrestrial EMI”</text:p>
              <text:list>
                <text:list-item>
                  <text:p text:style-name="P9">Also mentions spectrum management</text:p>
                </text:list-item>
              </text:list>
            </text:list-item>
            <text:list-item>
              <text:p text:style-name="P1">Specific review criteria</text:p>
              <text:list>
                <text:list-item>
                  <text:p text:style-name="P1">Scientific motivation</text:p>
                </text:list-item>
                <text:list-item>
                  <text:p text:style-name="P1">Technological innovation</text:p>
                </text:list-item>
                <text:list-item>
                  <text:p text:style-name="P1">Public accessibility</text:p>
                </text:list-item>
              </text:list>
            </text:list-item>
          </text:list>
        </text:list-item>
        <text:list-item>
          <text:p text:style-name="P1">Preliminary Concepts for UWB RF digitization and RFI excision</text:p>
          <text:list>
            <text:list-item>
              <text:p text:style-name="P4">Motivation</text:p>
              <text:list>
                <text:list-item>
                  <text:p text:style-name="P1">Primary Science: High precision pulsar timing/NANOGrav</text:p>
                </text:list-item>
                <text:list-item>
                  <text:p text:style-name="P1">Secondary Science: Wideband spectral studies of magnetars, FRBs, and other transients</text:p>
                  <text:list>
                    <text:list-item>
                      <text:p text:style-name="P1">Any RRL or astrochemistry applications?</text:p>
                    </text:list-item>
                  </text:list>
                </text:list-item>
              </text:list>
            </text:list-item>
            <text:list-item>
              <text:p text:style-name="P1">Innovat<text:span text:style-name="T1">ion</text:span></text:p>
              <text:list>
                <text:list-item>
                  <text:p text:style-name="P1">Newest, fast ADCs with high bit depth for wider bandwidth</text:p>
                </text:list-item>
                <text:list-item>
                  <text:p text:style-name="P4">New algorithms for real-time RFI excision</text:p>
                </text:list-item>
                <text:list-item>
                  <text:p text:style-name="P1">Better RFI resistence</text:p>
                </text:list-item>
              </text:list>
            </text:list-item>
            <text:list-item>
              <text:p text:style-name="P4">Public accessibility</text:p>
              <text:list>
                <text:list-item>
                  <text:p text:style-name="P4">Facility instrument</text:p>
                </text:list-item>
                <text:list-item>
                  <text:p text:style-name="P4">Firmware and software publicly available</text:p>
                  <text:list>
                    <text:list-item>
                      <text:p text:style-name="P4">Relevant for existing and future observatories</text:p>
                    </text:list-item>
                  </text:list>
                </text:list-item>
              </text:list>
            </text:list-item>
            <text:list-item>
              <text:p text:style-name="P4">Long-term vision</text:p>
              <text:list>
                <text:list-item>
                  <text:p text:style-name="P4">Frame this effort as a pilot program for eventually sampling as close to RF as possible for all GBT instruments</text:p>
                  <text:list>
                    <text:list-item>
                      <text:p text:style-name="P4">Goal is to allow for instantaneous coverage of full bandwidth provided by single-feed Rxs, and greater flexibility in trading off bandwidth/pixels for multi-pixel Rxs</text:p>
                    </text:list-item>
                    <text:list-item>
                      <text:p text:style-name="P4">Transformative upgrade of the GBT</text:p>
                    </text:list-item>
                    <text:list-item>
                      <text:p text:style-name="P4">Improve RFI resistance for all GBT receivers</text:p>
                    </text:list-item>
                    <text:list-item>
                      <text:p text:style-name="P4">Upgrade existing IF system with state-of-the-art technology</text:p>
                    </text:list-item>
                    <text:list-item>
                      <text:p text:style-name="P4">Reduce operational complexity and improve effiency</text:p>
                    </text:list-item>
                  </text:list>
                </text:list-item>
              </text:list>
            </text:list-item>
            <text:list-item>
              <text:p text:style-name="P4">Broader Impacts</text:p>
              <text:list>
                <text:list-item>
                  <text:p text:style-name="P4">Question: Which of the above is broader impacts (e.g. relevance for other observatories)?</text:p>
                </text:list-item>
                <text:list-item>
                  <text:p text:style-name="P4">Question: What education/training programs naturally fit into this proposal?</text:p>
                </text:list-item>
              </text:list>
            </text:list-item>
          </text:list>
        </text:list-item>
      </text:list>
      <text:p text:style-name="P6"/>
      <text:list xml:id="list142209077388378" text:continue-numbering="true" text:style-name="L2">
        <text:list-item>
          <text:p text:style-name="P10">Discussion</text:p>
          <text:list>
            <text:list-item>
              <text:p text:style-name="P4">Is there additional science that this project would support?</text:p>
            </text:list-item>
            <text:list-item>
              <text:p text:style-name="P4">Does the above capture the most important technical developments and innovations?</text:p>
            </text:list-item>
            <text:list-item>
              <text:p text:style-name="P8">Can we tie this into spectrum management through RFI excision?</text:p>
            </text:list-item>
            <text:list-item>
              <text:p text:style-name="P5"><text:span text:style-name="T5">How much emphasis should we place on future plans?</text:span>What operational impact would this have? <text:s/>What do we need to plan for?</text:p>
              <text:list>
                <text:list-item>
                  <text:p text:style-name="P5">RFI shielding of ADCs is one obvious issue</text:p>
                </text:list-item>
                <text:list-item>
                  <text:p text:style-name="P5">Do we have the necessary network infrastructure to support this?</text:p>
                </text:list-item>
              </text:list>
            </text:list-item>
            <text:list-item>
              <text:p text:style-name="P8">How do we frame this in the context of the UWB Rx effort?</text:p>
              <text:list>
                <text:list-item>
                  <text:p text:style-name="P8">No cost sharing is allowed but can we mention Moore and GBO funding for Rx as a sign of outside support?</text:p>
                </text:list-item>
                <text:list-item>
                  <text:p text:style-name="P8">We <text:span text:style-name="T2">think</text:span><text:span text:style-name="T3"> we can use an expanded VEGAS for the UWB – need to be careful about how we address the need for sampling at RF</text:span></text:p>
                  <text:list>
                    <text:list-item>
                      <text:p text:style-name="P8"><text:span text:style-name="T3">There is uncertainty about whether the existing system will be sufficiently resistant to RFI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3">Does this overlap with any other known submissions?</text:span></text:p>
              <text:list>
                <text:list-item>
                  <text:p text:style-name="P7"><text:span text:style-name="T3">Richard Prestage may be planning a more general RFI mitigation proposal</text:span></text:p>
                </text:list-item>
              </text:list>
            </text:list-item>
            <text:list-item>
              <text:p text:style-name="P7"><text:span text:style-name="T3">Who else should be directly involved in this proposal?</text:span></text:p>
              <text:list>
                <text:list-item>
                  <text:p text:style-name="P7"><text:span text:style-name="T3">CASPER/Breakthrough are obvious potential collaborators</text:span></text:p>
                </text:list-item>
                <text:list-item>
                  <text:p text:style-name="P7"><text:span text:style-name="T3">Should NANOGrav be directly involved?</text:span></text:p>
                </text:list-item>
              </text:list>
            </text:list-item>
          </text:list>
        </text:list-item>
        <text:list-item>
          <text:p text:style-name="P7"><text:span text:style-name="T3">Action Plan/Items</text:span></text:p>
          <text:list>
            <text:list-item>
              <text:p text:style-name="P7"><text:span text:style-name="T3">Draft scientific justification (Ryan, Scott, GBO sci. staff)</text:span></text:p>
            </text:list-item>
            <text:list-item>
              <text:p text:style-name="P7"><text:span text:style-name="T3">Come up with more detailed technical plan (Digital and microwave groups)</text:span></text:p>
              <text:list>
                <text:list-item>
                  <text:p text:style-name="P7"><text:span text:style-name="T3">Identify and cost samplers</text:span></text:p>
                </text:list-item>
                <text:list-item>
                  <text:p text:style-name="P8"><text:span text:style-name="T3">Estimate development efforts for </text:span><text:span text:style-name="T4">firmware and </text:span><text:span text:style-name="T3">RFI excision</text:span></text:p>
                </text:list-item>
                <text:list-item>
                  <text:p text:style-name="P8"><text:span text:style-name="T3">Plan for how this interfaces/integrates into UWB Rx</text:span></text:p>
                  <text:list>
                    <text:list-item>
                      <text:p text:style-name="P8"><text:span text:style-name="T3">Should give some consideration to how we would do this with other Rx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">Identify any other hardware or infrastructure development</text:span></text:p>
              <text:list>
                <text:list-item>
                  <text:p text:style-name="P9"><text:span text:style-name="T3">Shielding (IPG group)</text:span></text:p>
                </text:list-item>
                <text:list-item>
                  <text:p text:style-name="P9"><text:span text:style-name="T3">Networking? (Computing)</text:span></text:p>
                </text:list-item>
              </text:list>
            </text:list-item>
            <text:list-item>
              <text:p text:style-name="P9"><text:span text:style-name="T3">Identify necessary software resources</text:span></text:p>
              <text:list>
                <text:list-item>
                  <text:p text:style-name="P9"><text:span text:style-name="T3">M&amp;C integration</text:span></text:p>
                </text:list-item>
                <text:list-item>
                  <text:p text:style-name="P9"><text:span text:style-name="T3">If we can output data packets with the same format as GUPPI/VEGAS, additional software development should be minimal</text:span></text:p>
                </text:list-item>
              </text:list>
            </text:list-item>
            <text:list-item>
              <text:p text:style-name="P9"><text:span text:style-name="T3">Identify effort needed by any other groups/divisions (Laura, Marty)</text:span></text:p>
            </text:list-item>
            <text:list-item>
              <text:p text:style-name="P7"><text:span text:style-name="T3">Identify broader impacts (Ryan, Sue Ann, et al.)</text:span></text:p>
            </text:list-item>
            <text:list-item>
              <text:p text:style-name="P8"><text:span text:style-name="T3">Identify measurable milestones and translate these into a project plan (Laura, Marty)</text:span></text:p>
            </text:list-item>
            <text:list-item>
              <text:p text:style-name="P8"><text:span text:style-name="T3">Continue any internal approvals/review (Laura, Marty, Ryan)</text:span></text:p>
              <text:list>
                <text:list-item>
                  <text:p text:style-name="P8"><text:span text:style-name="T3">When is the internal due date?</text:span></text:p>
                </text:list-item>
              </text:list>
            </text:list-item>
            <text:list-item>
              <text:p text:style-name="P7"><text:span text:style-name="T3">Reach out to other potential collaborators (Ryan)</text:span></text:p>
            </text:list-item>
            <text:list-item>
              <text:p text:style-name="P9"><text:span text:style-name="T3">Contact program officer to ask about long-duration projects and how to address Moore/GBO support for Rx (Ryan)</text:span></text:p>
            </text:list-item>
            <text:list-item>
              <text:p text:style-name="P7"><text:span text:style-name="T3">Anything else?</text:span></text:p>
            </text:list-item>
          </text:list>
        </text:list-item>
        <text:list-item>
          <text:p text:style-name="P7"><text:span text:style-name="T3">AOB</text:span></text:p>
          <text:p text:style-name="P7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3:18:39.585807640</meta:creation-date>
    <dc:date>2018-09-13T14:22:08.591590466</dc:date>
    <meta:editing-duration>PT30M7S</meta:editing-duration>
    <meta:editing-cycles>2</meta:editing-cycles>
    <meta:generator>LibreOffice/5.3.6.1$Linux_X86_64 LibreOffice_project/30$Build-1</meta:generator>
    <meta:print-date>2018-09-13T13:52:54.329918658</meta:print-date>
    <meta:document-statistic meta:table-count="0" meta:image-count="0" meta:object-count="0" meta:page-count="2" meta:paragraph-count="80" meta:word-count="665" meta:character-count="4033" meta:non-whitespace-character-count="3522"/>
  </office:meta>
</office:document-meta>
</file>